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1" fo:font-size="12pt" fo:language="en" fo:country="GB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L1"/>
    <style:style style:name="P5" style:family="paragraph" style:parent-style-name="Standard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</text:p>
      <text:p text:style-name="P1"/>
      <text:p text:style-name="P1">data 27 July 2016</text:p>
      <text:p text:style-name="P1"/>
      <text:p text:style-name="P1">corrected <text:s/>voltage set resistor values for the LDO's .</text:p>
      <text:p text:style-name="P1">Changed the symbol and case for the pol. Capacitors around the LDO's </text:p>
      <text:p text:style-name="P1">removed the I2C GPIO <text:s/>device </text:p>
      <text:p text:style-name="P1">connected the power enable of the positive and negative LDO's <text:s/>( removed one resistor to ground) </text:p>
      <text:p text:style-name="P1">– added resistors to get the board also working without control</text:p>
      <text:p text:style-name="P1"/>
      <text:p text:style-name="P1"/>
      <text:p text:style-name="P1">removed the temperatured alert </text:p>
      <text:p text:style-name="P1">-- input for digital card or temperature is monitored via the I2C ?? </text:p>
      <text:p text:style-name="P1"/>
      <text:p text:style-name="P1">amplifier</text:p>
      <text:p text:style-name="P1">corrected the DC shifter. <text:s/>Connections where wrong , <text:s/></text:p>
      <text:p text:style-name="P1">calculated resistor values for the level shifter added to the schematc .</text:p>
      <text:p text:style-name="P1">removed the parallel capacitors at the input . </text:p>
      <text:p text:style-name="P1"/>
      <text:p text:style-name="P1"/>
      <text:p text:style-name="P1">bias</text:p>
      <text:p text:style-name="P1">R17 ( HV bias) will be placed by default. <text:s/>HV range increase by .5 V </text:p>
      <text:p text:style-name="P1"/>
      <text:p text:style-name="P1"/>
      <text:p text:style-name="P1">added the GPIO <text:s text:c="2"/>connected GPIO to specific functions <text:s text:c="2"/>, 1 GPIO still not assigned </text:p>
      <text:p text:style-name="P1"/>
      <text:p text:style-name="P1">To do :</text:p>
      <text:p text:style-name="P1"/>
      <text:p text:style-name="P1">oct 06</text:p>
      <text:p text:style-name="P1">added some capacitor.</text:p>
      <text:p text:style-name="P1">rename input / output nets <text:s/>to be compatible with digital board </text:p>
      <text:p text:style-name="P1">rename trim voltage signals to the i/o <text:s/>name so all should be consistent <text:s/>module D0 , ip0 , in0, trim0 ,op0 on0 </text:p>
      <text:p text:style-name="P1"/>
      <text:p text:style-name="P1"/>
      <text:p text:style-name="P1">Jan 2017 </text:p>
      <text:p text:style-name="Standard">improvements / corrections</text:p>
      <text:p text:style-name="Standard"/>
      <text:list xml:id="list6553410995170683587" text:style-name="L1">
        <text:list-item>
          <text:p text:style-name="P4">fuses are to close to the connector so hard to replace (corrected inV1.3 ) <text:s text:c="2"/></text:p>
        </text:list-item>
        <text:list-item>
          <text:p text:style-name="P4">need a jumper on the power on line to power the board if no ADC board is connected.</text:p>
          <text:list>
            <text:list-item>
              <text:p text:style-name="P4">also a 1.8 input <text:s/>or resistors from the 5 V. </text:p>
            </text:list-item>
          </text:list>
        </text:list-item>
        <text:list-item>
          <text:p text:style-name="P4">silkstreen W.Beaumont and Universiteit <text:s/>Antwerpen <text:s/>are not on the bottom silk screen( corrected layout V1.3 )</text:p>
        </text:list-item>
        <text:list-item>
          <text:p text:style-name="P4">LDAC and eeprom address lines to a socket so easy to connect. (done V 1.3)</text:p>
        </text:list-item>
        <text:list-item>
          <text:p text:style-name="P4">Solder resist mask DIN 61412 are not correct.( corrected in layout <text:s/>V1.3 <text:s/>)</text:p>
        </text:list-item>
        <text:list-item>
          <text:p text:style-name="P4">Added at input and output <text:s/>scotky diodes .on the power <text:s text:c="3"/>( in V1.3 ) </text:p>
        </text:list-item>
        <text:list-item>
          <text:p text:style-name="P4">added zener diode on the 1.8 V input ( done V1.3) </text:p>
        </text:list-item>
        <text:list-item>
          <text:p text:style-name="P4">added protection diodes between 1.8 and 0 V to protect ADC inputs ( done V1.3 , layout not done ) </text:p>
        </text:list-item>
        <text:list-item>
          <text:p text:style-name="P4">put back ( ver 1.2) the connections of the input according the quotation version ( what was finally produced) <text:s/>done v1.3 </text:p>
        </text:list-item>
        <text:list-item>
          <text:p text:style-name="P4"><text:soft-page-break/></text:p>
        </text:list-item>
      </text:list>
      <text:p text:style-name="P1">20170327</text:p>
      <text:p text:style-name="P1"/>
      <text:p text:style-name="P1">Increase of the isolation for the HV lines </text:p>
      <text:p text:style-name="P1"/>
      <text:p text:style-name="P1">&gt;&gt;&gt;&gt;&gt;&gt;&gt;&gt;&gt;&gt;&gt;</text:p>
      <text:p text:style-name="P3">A sharp needlepoint will direct arc over at 1/3 the voltage of a rounded sphere. Example: for a 15</text:p>
      <text:p text:style-name="P2">KV circuit, a 25 cm sphere will arc over at a spacing of .42, whereas a 2.5 cm sphere arc over</text:p>
      <text:p text:style-name="P2">value is only increased to .48 cm, a sharp needlepoint will need 1.3 cm spacing. At the constant</text:p>
      <text:p text:style-name="P5">spacing of .42 cm a needle will arc at 5 KV, a sphere at 15 KV.</text:p>
      <text:p text:style-name="P5">&lt;&lt;&lt;&lt;&lt;&lt;&lt;&lt;&lt;&lt;&lt;</text:p>
      <text:p text:style-name="P5"/>
      <text:p text:style-name="P5">spacing in the boards now is 0.15mm whould hold 115 V . If we follow the needle example <text:s/>== 119V/mm what comes close to 1kV /cm what is mostly used as rule of dump.</text:p>
      <text:p text:style-name="P5">Still it is possible to increase the isolation to 20mm ( 8mill) <text:s/>.</text:p>
      <text:p text:style-name="P5">Defined a net class 1 <text:s/>HV <text:s/>with as requirement <text:s/>isolation 8mill for all the HV lines ( before after the fuse and VBIAS </text:p>
      <text:p text:style-name="P5"/>
      <text:p text:style-name="P5">Added opto coupler for switch in HV circuit not tested yet. <text:s/>With resistor to bridge it in case it will not be used.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9M15S</meta:editing-duration>
    <meta:editing-cycles>12</meta:editing-cycles>
    <meta:generator>OpenOffice/4.1.1$Win32 OpenOffice.org_project/411m6$Build-9775</meta:generator>
    <dc:date>2017-04-07T18:18:32.88</dc:date>
    <dc:creator>Wim Beaumont</dc:creator>
    <meta:document-statistic meta:table-count="0" meta:image-count="0" meta:object-count="0" meta:page-count="2" meta:paragraph-count="45" meta:word-count="520" meta:character-count="2723"/>
    <meta:user-defined meta:name="Info 1"/>
    <meta:user-defined meta:name="Info 2"/>
    <meta:user-defined meta:name="Info 3"/>
    <meta:user-defined meta:name="Info 4"/>
  </office:meta>
</office:document-meta>
</file>